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1DF21B53D1.png"/>
  <manifest:file-entry manifest:media-type="image/png" manifest:full-path="Pictures/10000201000000BE000000181ED0D31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2" style:family="graphic">
      <style:graphic-properties style:protect="size"/>
    </style:style>
    <style:style style:name="gr3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4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5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6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7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8" style:family="graphic" style:parent-style-name="standard" style:list-style-name="L4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9" style:family="graphic" style:parent-style-name="standard" style:list-style-name="L3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0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11" style:family="graphic" style:parent-style-name="standard" style:list-style-name="L4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2" style:family="graphic" style:parent-style-name="standard" style:list-style-name="L3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3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14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15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16" style:family="graphic" style:parent-style-name="standard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7" style:family="graphic" style:parent-style-name="standard" style:list-style-name="L4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8" style:family="graphic" style:parent-style-name="standard" style:list-style-name="L3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9" style:family="graphic" style:parent-style-name="standard" style:list-style-name="L4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20" style:family="graphic" style:parent-style-name="standard" style:list-style-name="L3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21" style:family="graphic" style:parent-style-name="standard" style:list-style-name="L4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22" style:family="graphic" style:parent-style-name="standard" style:list-style-name="L3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23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24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25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26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27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28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30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pr1" style:family="presentation" style:parent-style-name="Predefinito-title">
      <style:graphic-properties draw:stroke="none" svg:stroke-width="0.035cm" draw:stroke-linejoin="miter" draw:fill="none" draw:textarea-vertical-align="top" draw:auto-grow-height="false" fo:min-height="4.524cm" fo:padding-top="0.125cm" fo:padding-bottom="0.125cm" fo:padding-left="0.25cm" fo:padding-right="0.25cm" fo:wrap-option="wrap"/>
    </style:style>
    <style:style style:name="pr2" style:family="presentation" style:parent-style-name="Predefinito-subtitle">
      <style:graphic-properties draw:fill-color="#ffffff" fo:min-height="3.597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subtitle">
      <style:graphic-properties draw:fill-color="#ffffff" fo:min-height="3.925cm"/>
    </style:style>
    <style:style style:name="pr5" style:family="presentation" style:parent-style-name="Predefinito-subtitle">
      <style:graphic-properties draw:fill-color="#ffffff" draw:textarea-vertical-align="top" fo:min-height="18.687cm"/>
    </style:style>
    <style:style style:name="pr6" style:family="presentation" style:parent-style-name="Predefinito-subtitle">
      <style:graphic-properties draw:fill-color="#ffffff" fo:min-height="8.995cm"/>
    </style:style>
    <style:style style:name="pr7" style:family="presentation" style:parent-style-name="Predefinito-subtitle">
      <style:graphic-properties draw:fill-color="#ffffff" fo:min-height="7.496cm"/>
    </style:style>
    <style:style style:name="pr8" style:family="presentation" style:parent-style-name="Predefinito-subtitle">
      <style:graphic-properties draw:fill-color="#ffffff" fo:min-height="5.997cm"/>
    </style:style>
    <style:style style:name="pr9" style:family="presentation" style:parent-style-name="Predefinito-title">
      <style:graphic-properties draw:stroke="none" svg:stroke-width="0.035cm" draw:stroke-linejoin="miter" draw:fill="none" draw:textarea-vertical-align="middle" draw:auto-grow-height="false" fo:min-height="4.524cm" fo:padding-top="0.125cm" fo:padding-bottom="0.125cm" fo:padding-left="0.25cm" fo:padding-right="0.25cm" fo:wrap-option="wrap"/>
    </style:style>
    <style:style style:name="pr10" style:family="presentation" style:parent-style-name="Predefinito-backgroundobjects" style:list-style-name="L3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11" style:family="presentation" style:parent-style-name="Predefinito-subtitle">
      <style:graphic-properties draw:fill-color="#ffffff" fo:min-height="11.83cm"/>
    </style:style>
    <style:style style:name="pr12" style:family="presentation" style:parent-style-name="Predefinito-backgroundobjects" style:list-style-name="L3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13" style:family="presentation" style:parent-style-name="Predefinito-subtitle">
      <style:graphic-properties draw:fill-color="#ffffff" fo:min-height="13.492cm"/>
    </style:style>
    <style:style style:name="pr14" style:family="presentation" style:parent-style-name="Predefinito-subtitle">
      <style:graphic-properties draw:fill-color="#ffffff" fo:min-height="16.49cm"/>
    </style:style>
    <style:style style:name="pr15" style:family="presentation" style:parent-style-name="Predefinito-backgroundobjects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16" style:family="presentation" style:parent-style-name="Predefinito-backgroundobjects" style:list-style-name="L3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17" style:family="presentation" style:parent-style-name="Predefinito-backgroundobjects" style:list-style-name="L3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18" style:family="presentation" style:parent-style-name="Predefinito-backgroundobjects" style:list-style-name="L3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19" style:family="presentation" style:parent-style-name="Predefinito-subtitle">
      <style:graphic-properties draw:fill-color="#ffffff" fo:min-height="17.989cm"/>
    </style:style>
    <style:style style:name="pr20" style:family="presentation" style:parent-style-name="Predefinito-subtitle">
      <style:graphic-properties draw:fill-color="#ffffff" fo:min-height="14.991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.635cm" style:punctuation-wrap="simple" style:writing-mode="lr-tb"/>
      <style:text-properties fo:hyphenate="false"/>
    </style:style>
    <style:style style:name="P4" style:family="paragraph">
      <style:text-properties fo:font-size="28pt" style:text-underline-style="none" style:font-size-asian="28pt" style:font-size-complex="28pt"/>
    </style:style>
    <style:style style:name="P5" style:family="paragraph">
      <style:paragraph-properties fo:margin-left="0cm" fo:margin-right="0cm" fo:margin-top="0cm" fo:margin-bottom="0cm" fo:line-height="100%" fo:text-align="center" fo:text-indent="0.635cm" style:punctuation-wrap="simple" style:writing-mode="lr-tb" style:font-independent-line-spacing="true"/>
      <style:text-properties fo:font-size="18pt" fo:hyphenate="false"/>
    </style:style>
    <style:style style:name="P6" style:family="paragraph">
      <style:paragraph-properties fo:text-align="start"/>
    </style:style>
    <style:style style:name="P7" style:family="paragraph">
      <style:paragraph-properties fo:margin-top="0.409cm" fo:margin-bottom="0.409cm" fo:text-align="start"/>
    </style:style>
    <style:style style:name="P8" style:family="paragraph">
      <style:paragraph-properties fo:text-align="start"/>
      <style:text-properties fo:font-size="28pt" style:text-underline-style="none" style:font-size-asian="28pt" style:font-size-complex="28pt"/>
    </style:style>
    <style:style style:name="P9" style:family="paragraph">
      <style:paragraph-properties fo:margin-top="0.512cm" fo:margin-bottom="0.512cm" fo:text-align="start"/>
    </style:style>
    <style:style style:name="P10" style:family="paragraph">
      <style:text-properties fo:font-size="20pt"/>
    </style:style>
    <style:style style:name="P11" style:family="paragraph">
      <style:paragraph-properties style:font-independent-line-spacing="true"/>
      <style:text-properties fo:font-size="48pt" style:font-size-asian="48pt" style:font-size-complex="48pt"/>
    </style:style>
    <style:style style:name="P12" style:family="paragraph">
      <style:text-properties fo:font-size="32pt" style:text-underline-style="none" style:font-size-asian="32pt" style:font-size-complex="32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19" style:family="paragraph">
      <style:paragraph-properties fo:text-align="start"/>
      <style:text-properties fo:font-size="32pt" style:text-underline-style="none" style:font-size-asian="32pt" style:font-size-complex="32pt"/>
    </style:style>
    <style:style style:name="P20" style:family="paragraph">
      <style:paragraph-properties style:font-independent-line-spacing="true"/>
      <style:text-properties fo:font-size="88pt" style:font-size-asian="88pt" style:font-size-complex="88pt"/>
    </style:style>
    <style:style style:name="P2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center" fo:text-indent="0.635cm" style:punctuation-wrap="simple" style:writing-mode="lr-tb"/>
      <style:text-properties fo:font-size="18pt" fo:hyphenate="false"/>
    </style:style>
    <style:style style:name="P23" style:family="paragraph">
      <style:paragraph-properties fo:text-align="start"/>
      <style:text-properties fo:font-size="32pt"/>
    </style:style>
    <style:style style:name="P24" style:family="paragraph">
      <style:paragraph-properties fo:text-align="center"/>
    </style:style>
    <style:style style:name="T1" style:family="text">
      <style:text-properties fo:color="#535353" style:text-line-through-style="none" fo:font-family="'Gill Sans Light'" fo:font-size="72pt" fo:letter-spacing="normal" fo:font-style="normal" style:text-underline-style="none" fo:font-weight="normal" style:font-family-asian="'Gill Sans Light'" style:font-size-asian="72pt" style:font-style-asian="normal" style:font-weight-asian="normal" style:font-family-complex="'Gill Sans Light'" style:font-size-complex="72pt" style:font-style-complex="normal" style:font-weight-complex="normal"/>
    </style:style>
    <style:style style:name="T2" style:family="text">
      <style:text-properties fo:color="#535353" style:text-line-through-style="none" fo:font-family="'Gill Sans Light'" fo:font-size="14pt" fo:letter-spacing="normal" fo:font-style="normal" style:text-underline-style="none" fo:font-weight="normal" style:font-family-asian="'Gill Sans Light'" style:font-size-asian="14pt" style:font-style-asian="normal" style:font-weight-asian="normal" style:font-family-complex="'Gill Sans Light'" style:font-size-complex="14pt" style:font-style-complex="normal" style:font-weight-complex="normal"/>
    </style:style>
    <style:style style:name="T3" style:family="text">
      <style:text-properties fo:color="#535353" style:text-line-through-style="none" fo:font-family="'Gill Sans Light'" fo:font-size="18pt" fo:letter-spacing="normal" fo:font-style="normal" style:text-underline-style="none" fo:font-weight="normal" style:font-family-asian="'Gill Sans Light'" style:font-size-asian="18pt" style:font-style-asian="normal" style:font-weight-asian="normal" style:font-family-complex="'Gill Sans Light'" style:font-size-complex="18pt" style:font-style-complex="normal" style:font-weight-complex="normal"/>
    </style:style>
    <style:style style:name="T4" style:family="text">
      <style:text-properties fo:color="#535353" style:text-line-through-style="none" fo:font-family="'Gill Sans Light'" fo:font-size="28pt" fo:letter-spacing="normal" fo:font-style="normal" style:text-underline-style="none" fo:font-weight="normal" style:font-family-asian="'Gill Sans Light'" style:font-size-asian="28pt" style:font-style-asian="normal" style:font-weight-asian="normal" style:font-family-complex="'Gill Sans Light'" style:font-size-complex="28pt" style:font-style-complex="normal" style:font-weight-complex="normal"/>
    </style:style>
    <style:style style:name="T5" style:family="text">
      <style:text-properties fo:color="#535353" style:text-line-through-style="none" fo:font-family="'Gill Sans Light'" fo:font-size="28pt" fo:letter-spacing="normal" fo:font-style="normal" style:text-underline-style="none" fo:font-weight="bold" style:font-family-asian="'Gill Sans Light'" style:font-size-asian="28pt" style:font-style-asian="normal" style:font-weight-asian="bold" style:font-family-complex="'Gill Sans Light'" style:font-size-complex="28pt" style:font-style-complex="normal" style:font-weight-complex="bold"/>
    </style:style>
    <style:style style:name="T6" style:family="text">
      <style:text-properties fo:color="#535353" style:text-line-through-style="none" fo:font-family="'Gill Sans Light'" fo:font-size="22pt" fo:letter-spacing="normal" fo:font-style="normal" style:text-underline-style="none" fo:font-weight="normal" style:font-family-asian="'Gill Sans Light'" style:font-size-asian="22pt" style:font-style-asian="normal" style:font-weight-asian="normal" style:font-family-complex="'Gill Sans Light'" style:font-size-complex="22pt" style:font-style-complex="normal" style:font-weight-complex="normal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535353" style:text-line-through-style="none" fo:font-family="'Gill Sans Light'" fo:font-size="32pt" fo:letter-spacing="normal" fo:font-style="normal" style:text-underline-style="none" fo:font-weight="normal" style:font-family-asian="'Gill Sans Light'" style:font-size-asian="32pt" style:font-style-asian="normal" style:font-weight-asian="normal" style:font-family-complex="'Gill Sans Light'" style:font-size-complex="32pt" style:font-style-complex="normal" style:font-weight-complex="normal"/>
    </style:style>
    <style:style style:name="T9" style:family="text">
      <style:text-properties fo:color="#535353" style:text-line-through-style="none" fo:font-family="'Gill Sans Light'" fo:font-size="32pt" fo:letter-spacing="normal" fo:font-style="italic" style:text-underline-style="none" fo:font-weight="normal" style:font-family-asian="'Gill Sans Light'" style:font-size-asian="32pt" style:font-style-asian="italic" style:font-weight-asian="normal" style:font-family-complex="'Gill Sans Light'" style:font-size-complex="32pt" style:font-style-complex="italic" style:font-weight-complex="normal"/>
    </style:style>
    <style:style style:name="T10" style:family="text">
      <style:text-properties fo:color="#535353" style:text-line-through-style="none" fo:font-family="'Gill Sans Light'" fo:font-size="32pt" fo:letter-spacing="normal" style:text-underline-style="none" fo:font-weight="normal" style:font-family-asian="'Gill Sans Light'" style:font-size-asian="32pt" style:font-weight-asian="normal" style:font-family-complex="'Gill Sans Light'" style:font-size-complex="32pt" style:font-weight-complex="normal"/>
    </style:style>
    <style:style style:name="T11" style:family="text">
      <style:text-properties fo:color="#535353" style:text-line-through-style="none" fo:font-family="'Gill Sans Light'" fo:font-size="44pt" fo:letter-spacing="normal" style:text-underline-style="none" fo:font-weight="normal" style:font-family-asian="'Gill Sans Light'" style:font-size-asian="44pt" style:font-weight-asian="normal" style:font-family-complex="'Gill Sans Light'" style:font-size-complex="44pt" style:font-weight-complex="normal"/>
    </style:style>
    <style:style style:name="T12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131cm"/>
        <style:text-properties fo:font-family="StarSymbol" fo:color="#535353" fo:font-size="82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1.131cm"/>
        <style:text-properties fo:color="#535353" fo:font-size="100%"/>
      </text:list-level-style-number>
      <text:list-level-style-bullet text:level="2" text:bullet-char="•">
        <style:list-level-properties text:space-before="1.447cm" text:min-label-width="1.131cm"/>
        <style:text-properties fo:font-family="StarSymbol" fo:color="#535353" fo:font-size="82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name="credit card approval" presentation:style-name="pr1" draw:text-style-name="P2" draw:layer="layout" svg:width="34.148cm" svg:height="8.995cm" svg:x="0.988cm" svg:y="5.68cm" presentation:class="title">
          <draw:text-box>
            <text:p text:style-name="P1"><text:span text:style-name="T1">Credit Card Approval</text:span></text:p>
          </draw:text-box>
        </draw:frame>
        <draw:custom-shape draw:name="Valerio Colitta, Daniele Cominu, Alessio Fiorenza" draw:style-name="gr1" draw:text-style-name="P2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34.148cm" svg:height="3.597cm" svg:x="0.988cm" svg:y="8.7cm" presentation:class="subtitle" presentation:user-transformed="true">
          <draw:text-box>
            <text:p><text:span text:style-name="T4">Comparazione classificatori per approvazione di carte di credi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frame draw:name="credit card approval" presentation:style-name="pr1" draw:text-style-name="P2" draw:layer="layout" svg:width="34.148cm" svg:height="8.995cm" svg:x="0.988cm" svg:y="1.605cm" presentation:class="title" presentation:user-transformed="true">
          <draw:text-box>
            <text:p>Motivo dell'esperimento</text:p>
          </draw:text-box>
        </draw:frame>
        <draw:custom-shape draw:name="Valerio Colitta, Daniele Cominu, Alessio Fiorenza" draw:style-name="gr3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34.148cm" svg:height="3.925cm" svg:x="0.988cm" svg:y="3.536cm" presentation:class="subtitle" presentation:user-transformed="true">
          <draw:text-box>
            <text:p text:style-name="P6"><text:span text:style-name="T4">Con questo esperimento abbiamo voluto confrontare i vari classificatori generativi e discriminativi affrontati nel corso di Metodi Quantitativi per l'informatica.</text:span></text:p>
            <text:p text:style-name="P6"><text:span text:style-name="T4">I vari classificatori sono :</text:span></text:p>
          </draw:text-box>
        </draw:frame>
        <draw:frame presentation:style-name="pr5" draw:text-style-name="P8" draw:layer="layout" svg:width="16.6cm" svg:height="18.687cm" svg:x="1cm" svg:y="7.713cm">
          <draw:text-box>
            <text:p text:style-name="P6"><text:span text:style-name="T5">Generativi</text:span></text:p>
            <text:list text:style-name="L2">
              <text:list-item>
                <text:p text:style-name="P7"><text:span text:style-name="T6">Linear Discriminant Analysis</text:span></text:p>
              </text:list-item>
              <text:list-item>
                <text:p text:style-name="P7"><text:span text:style-name="T6">Quadratic Discriminant Analysis</text:span></text:p>
              </text:list-item>
              <text:list-item>
                <text:p text:style-name="P7"><text:span text:style-name="T6">Diagonal Discriminant Analysis</text:span></text:p>
              </text:list-item>
            </text:list>
          </draw:text-box>
        </draw:frame>
        <draw:frame presentation:style-name="pr5" draw:text-style-name="P8" draw:layer="layout" svg:width="16.6cm" svg:height="18.687cm" svg:x="19cm" svg:y="7.693cm">
          <draw:text-box>
            <text:p text:style-name="P6"><text:span text:style-name="T5">Discriminativi</text:span></text:p>
            <text:list text:style-name="L2">
              <text:list-item>
                <text:p text:style-name="P6"><text:span text:style-name="T6">Linear Logistic Regression</text:span></text:p>
              </text:list-item>
              <text:list-item>
                <text:p text:style-name="P9"><text:span text:style-name="T6">Logistic Regression (Boundary quadratico)</text:span></text:p>
              </text:list-item>
              <text:list-item>
                <text:p text:style-name="P6"><text:span text:style-name="T6">Logistic Regression (Boundary lineare e regolarizzazione)</text:span></text:p>
              </text:list-item>
              <text:list-item>
                <text:p text:style-name="P6"><text:span text:style-name="T6">Logistic Regression (Boundary quadratico e regolarizzazion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IL DATASET</text:span></text:p>
          </draw:text-box>
        </draw:frame>
        <draw:custom-shape draw:name="Valerio Colitta, Daniele Cominu, Alessio Fiorenza" draw:style-name="gr4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34.148cm" svg:height="9.019cm" svg:x="0.988cm" svg:y="4.989cm" presentation:class="subtitle" presentation:user-transformed="true">
          <draw:text-box>
            <text:p text:style-name="P6"><text:span text:style-name="T8">Il Dataset contiene i dati offuscati (per motivi di privacy) riguardanti informazioni su alcuni clienti di banca che hanno richiesto una carta di credito. I possibili risultati sono due : </text:span><text:span text:style-name="T9">Idoneo, non idoneo.</text:span><text:span text:style-name="T8"> </text:span></text:p>
            <text:p text:style-name="P6"><text:span text:style-name="T8"/></text:p>
            <text:p text:style-name="P6"><text:span text:style-name="T8">Sono presenti quasi 700 campioni, 37 dei quali con dati mancanti. Per semplicità abbiamo deciso di eliminarl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IL LINGUAGGIO</text:span></text:p>
          </draw:text-box>
        </draw:frame>
        <draw:custom-shape draw:name="Valerio Colitta, Daniele Cominu, Alessio Fiorenza" draw:style-name="gr5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34.148cm" svg:height="9.019cm" svg:x="0.988cm" svg:y="4.99cm" presentation:class="subtitle" presentation:user-transformed="true">
          <draw:text-box>
            <text:p text:style-name="P6"><text:span text:style-name="T8">È stato deciso di utilizzare MATLAB insieme al pacchetto fornito dal corso (pmtk3) e sfruttare alcune librerie già presenti.</text:span></text:p>
            <text:p text:style-name="P6"><text:span text:style-name="T8"/></text:p>
            <text:p text:style-name="P6"><text:span text:style-name="T8">Insieme a quelle librerie abbiamo sviluppato funzioni per effettuare la maggior parte delle operazioni.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STANDARDIZZAZIONE</text:span></text:p>
          </draw:text-box>
        </draw:frame>
        <draw:custom-shape draw:name="Valerio Colitta, Daniele Cominu, Alessio Fiorenza" draw:style-name="gr6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7" draw:text-style-name="P12" draw:layer="layout" svg:width="34.148cm" svg:height="7.516cm" svg:x="0.988cm" svg:y="5.743cm" presentation:class="subtitle" presentation:user-transformed="true">
          <draw:text-box>
            <text:p text:style-name="P6"><text:span text:style-name="T8">Per poter standardizzare la Design Matrix abbiamo usato la nostra funzione LoadData(), la quale carica la design matrix ed effettua la standardizzazione per le feature continue </text:span><text:span text:style-name="T9">standardize(X)</text:span><text:span text:style-name="T8"> ed il one hot encoding per quelle categoriche con la funzione </text:span><text:span text:style-name="T9">oneHotEncoding(V)</text:span><text:span text:style-name="T8"> 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MANIPOLAZIONE DATI</text:span></text:p>
          </draw:text-box>
        </draw:frame>
        <draw:custom-shape draw:name="Valerio Colitta, Daniele Cominu, Alessio Fiorenza" draw:style-name="gr7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8" draw:text-style-name="P12" draw:layer="layout" svg:width="34.148cm" svg:height="6.013cm" svg:x="0.988cm" svg:y="6.495cm" presentation:class="subtitle" presentation:user-transformed="true">
          <draw:text-box>
            <text:p text:style-name="P6"><text:span text:style-name="T10">Dopo la standardizzazione abbiamo usato la funzione </text:span><text:span text:style-name="T9">divide(X,Y, p)</text:span><text:span text:style-name="T10"> che come prima cosa effettua la permutazione di tutte le righe della Design Matrix e divide quest'ultima (e quella delle Y) in Test e Training in base alla percentuale p passata come parametr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office:forms form:automatic-focus="false" form:apply-design-mode="false"/>
        <draw:frame draw:name="divide(X, Y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divide(X, Y, p)</text:span></text:p>
          </draw:text-box>
        </draw:frame>
        <draw:frame draw:name="Numero diapositiva" presentation:style-name="pr10" draw:text-style-name="P14" draw:layer="layout" svg:width="0.634cm" svg:height="0.987cm" svg:x="17.727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8" draw:text-style-name="P16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P = percentua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Divide le matrici X ed Y in Test set(20%) e Training set(80%), dopo aver permutato tutte le righe." draw:style-name="gr9" draw:text-style-name="P18" draw:layer="layout" svg:width="28.556cm" svg:height="1.045cm" svg:x="3.784cm" svg:y="20.832cm">
          <text:p text:style-name="P17"><text:span text:style-name="T3">Divide le matrici X ed Y in Test set(p%) e Training set(1-p%), dopo aver permutato tutte le righ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PCA</text:span></text:p>
          </draw:text-box>
        </draw:frame>
        <draw:custom-shape draw:name="Valerio Colitta, Daniele Cominu, Alessio Fiorenza" draw:style-name="gr10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11" draw:text-style-name="P19" draw:layer="layout" svg:width="34.148cm" svg:height="11.834cm" svg:x="0.988cm" svg:y="4.485cm" presentation:class="subtitle" presentation:user-transformed="true">
          <draw:text-box>
            <text:p text:style-name="P6"><text:span text:style-name="T11">Abbiamo deciso di effettuare la PCA, per eliminare le feature con poca importanza, e da 46 siamo passati a 32.</text:span></text:p>
            <text:p text:style-name="P6"><text:span text:style-name="T11">In questo caso abbiamo utilizzato una funzione già implementata in MATLAB</text:span></text:p>
            <text:p text:style-name="P6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office:forms form:automatic-focus="false" form:apply-design-mode="false"/>
        <draw:frame draw:name="PCA(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PCA(X)</text:span></text:p>
          </draw:text-box>
        </draw:frame>
        <draw:frame draw:name="Numero diapositiva" presentation:style-name="pr12" draw:text-style-name="P14" draw:layer="layout" svg:width="0.634cm" svg:height="0.987cm" svg:x="17.727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" draw:style-name="gr11" draw:text-style-name="P18" draw:layer="layout" svg:width="29.22cm" svg:height="1.045cm" svg:x="3.452cm" svg:y="9.913cm">
          <text:list text:style-name="L4">
            <text:list-item>
              <text:p text:style-name="P17"><text:span text:style-name="T3">X = Design Matrix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PCA su X, e ritorna una lis" draw:style-name="gr12" draw:text-style-name="P18" draw:layer="layout" svg:width="28.556cm" svg:height="1.045cm" svg:x="3.784cm" svg:y="20.832cm">
          <text:p text:style-name="P17"><text:span text:style-name="T3">Effettua la PCA su X, e ritorna una lista ordinata in ordine crescente delle feature più important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PROCEDIMENTO CALCOLO ERR-RATE</text:span></text:p>
          </draw:text-box>
        </draw:frame>
        <draw:custom-shape draw:name="Valerio Colitta, Daniele Cominu, Alessio Fiorenza" draw:style-name="gr13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13" draw:text-style-name="P19" draw:layer="layout" svg:width="34.148cm" svg:height="13.528cm" svg:x="0.988cm" svg:y="4.941cm" presentation:class="subtitle" presentation:user-transformed="true">
          <draw:text-box>
            <text:p text:style-name="P6"><text:span text:style-name="T10">Una volta divisa la Design Matrix con </text:span><text:span text:style-name="T9">divide</text:span><text:span text:style-name="T10">, si procede con il fitting dei vari modelli (7 in totale). Ogni modello è fittato 10 volte ed il modello trovato nell'iterazione i-sima, viene applicato alla matrice di test ed i risultati (percentuale di misclassification) vanno nella matrice </text:span><text:span text:style-name="T9">errRates.</text:span></text:p>
            <text:p text:style-name="P6"><text:span text:style-name="T9"/></text:p>
            <text:p text:style-name="P6"><text:span text:style-name="T8">I valori predetti, invece, sono aggiunti alla matrice del Bias (</text:span><text:span text:style-name="T9">biasMatrix</text:span><text:span text:style-name="T8">), usati per poi calcolare sia il B</text:span><text:span text:style-name="T9">ias</text:span><text:span text:style-name="T8"> che la V</text:span><text:span text:style-name="T9">ariance</text:span></text:p>
            <text:p text:style-name="P6"><text:span text:style-name="T9"/></text:p>
            <text:p text:style-name="P6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>
        <office:forms form:automatic-focus="false" form:apply-design-mode="false"/>
        <draw:frame draw:name="credit card approval" presentation:style-name="pr9" draw:text-style-name="P20" draw:layer="layout" svg:width="34.148cm" svg:height="8.995cm" svg:x="1cm" svg:y="8.8cm" presentation:class="title" presentation:user-transformed="true">
          <draw:text-box>
            <text:p><text:span text:style-name="T12">I MODELLI</text:span></text:p>
          </draw:text-box>
        </draw:frame>
        <draw:custom-shape draw:name="Valerio Colitta, Daniele Cominu, Alessio Fiorenza" draw:style-name="gr14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GDA</text:span></text:p>
          </draw:text-box>
        </draw:frame>
        <draw:custom-shape draw:name="Valerio Colitta, Daniele Cominu, Alessio Fiorenza" draw:style-name="gr15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14" draw:text-style-name="P19" draw:layer="layout" svg:width="34.148cm" svg:height="16.534cm" svg:x="0.988cm" svg:y="4.239cm" presentation:class="subtitle" presentation:user-transformed="true">
          <draw:text-box>
            <text:p text:style-name="P6"><text:span text:style-name="T10">L'implementazione degli algoritmi di fitting per la GDA è stata affidata alle librerie standard di MATLAB.</text:span></text:p>
            <text:p text:style-name="P6"><text:span text:style-name="T10">In particolare, è stata usata la funzione </text:span><text:span text:style-name="T9">fitcdiscr</text:span><text:span text:style-name="T10">, che allena un classificatore tramite la GDA. Specificando alcuni parametri è possibile scegliere quale tipo di GDA usare:</text:span></text:p>
            <text:p text:style-name="P6"><text:span text:style-name="T10"/></text:p>
            <text:list text:style-name="L2">
              <text:list-item>
                <text:p text:style-name="P6"><text:span text:style-name="T10">LDA</text:span></text:p>
              </text:list-item>
              <text:list-item>
                <text:p text:style-name="P6"><text:span text:style-name="T10">QDA</text:span></text:p>
              </text:list-item>
              <text:list-item>
                <text:p text:style-name="P6"><text:span text:style-name="T10">DLDA</text:span></text:p>
                <text:p text:style-name="P6"><text:span text:style-name="T10"/></text:p>
              </text:list-item>
            </text:list>
            <text:p text:style-name="P6"><text:span text:style-name="T10">Per ogni modello è stata creata una funzione apposit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0">
        <office:forms form:automatic-focus="false" form:apply-design-mode="false"/>
        <draw:frame draw:name="fitcdiscr(X, Y, …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fitcdiscr(X, Y, …)</text:span></text:p>
          </draw:text-box>
        </draw:frame>
        <draw:frame draw:name="Numero diapositiva" presentation:style-name="pr15" draw:text-style-name="P21" draw:layer="layout" svg:width="0.634cm" svg:height="0.987cm" svg:x="17.727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16" draw:text-style-name="P2" draw:layer="layout" svg:width="29.22cm" svg:height="4.093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= Class Labels</text:span></text:p>
            </text:list-item>
          </text:list>
          <text:p text:style-name="P15"><text:span text:style-name="T3">opzionali : </text:span></text:p>
          <text:list text:style-name="L6">
            <text:list-item>
              <text:list>
                <text:list-item>
                  <text:p text:style-name="P15"><text:span text:style-name="T3">Prior = imposta il prior per ogni classe di Y</text:span></text:p>
                </text:list-item>
                <text:list-item>
                  <text:p text:style-name="P15"><text:span text:style-name="T3">DiscrimType = imposta il tipo di Discrimanante (LDA, QDA, …)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Ritorna un discriminant analysis classifier in base ai parametri." draw:style-name="gr16" draw:text-style-name="P2" draw:layer="layout" svg:width="28.556cm" svg:height="1.045cm" svg:x="3.784cm" svg:y="20.832cm">
          <text:p text:style-name="P17"><text:span text:style-name="T3">Ritorna un discriminant analysis classifier in base ai parametri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0">
        <office:forms form:automatic-focus="false" form:apply-design-mode="false"/>
        <draw:frame draw:name="crossval(Obj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crossval(Obj)</text:span></text:p>
          </draw:text-box>
        </draw:frame>
        <draw:frame draw:name="Numero diapositiva" presentation:style-name="pr15" draw:text-style-name="P21" draw:layer="layout" svg:width="0.634cm" svg:height="0.987cm" svg:x="17.727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Obj = Discriminant analysis classifier, prodotto usando fitcdiscr" draw:style-name="gr16" draw:text-style-name="P2" draw:layer="layout" svg:width="29.22cm" svg:height="1.045cm" svg:x="3.452cm" svg:y="9.913cm">
          <text:list text:style-name="L4">
            <text:list-item>
              <text:p text:style-name="P17"><text:span text:style-name="T3">Obj = Discriminant analysis classifier, prodotto usando fitcdisc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Crea un modello partizionato da obj, discriminant analysis classifier già fittato." draw:style-name="gr16" draw:text-style-name="P2" draw:layer="layout" svg:width="28.556cm" svg:height="1.045cm" svg:x="3.784cm" svg:y="20.832cm">
          <text:p text:style-name="P17"><text:span text:style-name="T3">Crea un modello partizionato da obj, discriminant analysis classifier già fittato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0">
        <office:forms form:automatic-focus="false" form:apply-design-mode="false"/>
        <draw:frame draw:name="LDA(X, Y,test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LDA(X, Y, testX)</text:span></text:p>
          </draw:text-box>
        </draw:frame>
        <draw:frame draw:name="Numero diapositiva" presentation:style-name="pr16" draw:text-style-name="P14" draw:layer="layout" svg:width="0.634cm" svg:height="0.987cm" svg:x="17.727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17" draw:text-style-name="P16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Linear Discriminant Analysis usando fitcdiscr con parametro DiscrimType = ‘pseudoLinear’, che inverte la matrice di covarianza usando la pseudo-inversa, effettua la cross validation e ritorna l’errore medio di tutte le partizioni (kFold = 5)." draw:style-name="gr18" draw:text-style-name="P18" draw:layer="layout" svg:width="28.556cm" svg:height="2.569cm" svg:x="3.784cm" svg:y="17.868cm">
          <text:p text:style-name="P17"><text:span text:style-name="T3">Effettua la Linear Discriminant Analysis usando fitcdiscr con parametro DiscrimType = ‘pseudoLinear’, che inverte la matrice di covarianza usando la pseudo-inversa, effettua la cross validation 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0">
        <office:forms form:automatic-focus="false" form:apply-design-mode="false"/>
        <draw:frame draw:name="QDA(X, Y,test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QDA(X, Y, testX)</text:span></text:p>
          </draw:text-box>
        </draw:frame>
        <draw:frame draw:name="Numero diapositiva" presentation:style-name="pr17" draw:text-style-name="P14" draw:layer="layout" svg:width="0.634cm" svg:height="0.987cm" svg:x="17.727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19" draw:text-style-name="P16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Quadratic Discriminant Analysis usando fitcdiscr con parametro DiscrimType = ‘pseudoQuadratic’, che inverte la matrice di covarianza usando la pseudo-inversa, effettua la cross validation e ritorna l’errore medio di tutte le partizioni (kFold = 5)." draw:style-name="gr20" draw:text-style-name="P18" draw:layer="layout" svg:width="28.556cm" svg:height="2.569cm" svg:x="3.784cm" svg:y="17.833cm">
          <text:p text:style-name="P17"><text:span text:style-name="T3">Effettua la Quadratic Discriminant Analysis usando fitcdiscr con parametro DiscrimType = ‘pseudoQuadratic’, che inverte la matrice di covarianza usando la pseudo-inversa, effettua la cross validation 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0">
        <office:forms form:automatic-focus="false" form:apply-design-mode="false"/>
        <draw:frame draw:name="DLDA(X, Y,test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DLDA(X, Y, testX)</text:span></text:p>
          </draw:text-box>
        </draw:frame>
        <draw:frame draw:name="Numero diapositiva" presentation:style-name="pr18" draw:text-style-name="P14" draw:layer="layout" svg:width="0.634cm" svg:height="0.987cm" svg:x="17.727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21" draw:text-style-name="P16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Diagonal Linear Discriminant Analysis usando la fitcdiscr con parametro DiscrimType = ‘diagLinear’,  effettua la cross validation e ritorna l’errore medio di tutte le partizioni (kFold = 5)." draw:style-name="gr22" draw:text-style-name="P18" draw:layer="layout" svg:width="28.556cm" svg:height="1.807cm" svg:x="3.784cm" svg:y="19.385cm">
          <text:p text:style-name="P17"><text:span text:style-name="T3">Effettua la Diagonal Linear Discriminant Analysis usando la fitcdiscr con parametro DiscrimType = ‘diagLinear’, <text:s/>effettua la cross validation 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RISULTATI CLASSIFICATORI GENERATIVI</text:span></text:p>
          </draw:text-box>
        </draw:frame>
        <draw:custom-shape draw:name="Valerio Colitta, Daniele Cominu, Alessio Fiorenza" draw:style-name="gr23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" draw:text-style-name="P19" draw:layer="layout" svg:width="34.148cm" svg:height="3.597cm" svg:x="0.988cm" svg:y="5.211cm" presentation:class="subtitle" presentation:user-transformed="true">
          <draw:text-box>
            <text:p text:style-name="P6"><text:span text:style-name="T10">Tutti e tre i modelli, nonostante la loro complessità danno risultati simili. Supponiamo sia dovuto all'ottimizzazione delle librerie standar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LOGISTIC REGRESSION</text:span></text:p>
          </draw:text-box>
        </draw:frame>
        <draw:custom-shape draw:name="Valerio Colitta, Daniele Cominu, Alessio Fiorenza" draw:style-name="gr24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19" draw:text-style-name="P19" draw:layer="layout" svg:width="34.148cm" svg:height="18.037cm" svg:x="1.1cm" svg:y="4.476cm" presentation:class="subtitle" presentation:user-transformed="true">
          <draw:text-box>
            <text:p text:style-name="P6"><text:span text:style-name="T10">Il modello discriminativo utilizzato è la Logistic Regression. <text:s/>Abbiamo optato per una boundary lineare ed uno quadratico per il fitting. A queste curve, abbiamo poi associato la regolarizzazione L2, per limitare le oscillazioni di queste ultime, e la tecnica si è rivelata particolarmente efficace per la Logistic Regression con boundary quadratico, con una diminuzione dell'errore medio del 6% !</text:span></text:p>
            <text:p text:style-name="P6"><text:span text:style-name="T10"/></text:p>
            <text:p text:style-name="P6"><text:span text:style-name="T10">Per la regolarizzazione abbiamo implementato una funzione che trova il parametro </text:span><text:span text:style-name="T9">lambda</text:span><text:span text:style-name="T10"> (tra 0 e 20), che minimizza gli error-rate complessivi.</text:span></text:p>
            <text:p text:style-name="P6"><text:span text:style-name="T10">Una volta trovato lambda, abbiamo trovato il modello imponendo quel preciso valore di lambda. C'è stato un miglioramento dell'1% (da 11,7 a 10,9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0">
        <office:forms form:automatic-focus="false" form:apply-design-mode="false"/>
        <draw:frame draw:name="LLogReg(X, Y,test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LLogReg(X, Y,testX)</text:span></text:p>
          </draw:text-box>
        </draw:frame>
        <draw:frame draw:name="Numero diapositiva" presentation:style-name="pr15" draw:text-style-name="P21" draw:layer="layout" svg:width="0.952cm" svg:height="0.987cm" svg:x="17.568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16" draw:text-style-name="P2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Logistic Regression con Boundary Lineare e cross validation ed infine ritorna l’errore medio di tutte le partizioni (kFold = 5)." draw:style-name="gr16" draw:text-style-name="P2" draw:layer="layout" svg:width="28.556cm" svg:height="1.807cm" svg:x="3.784cm" svg:y="20.585cm">
          <text:p text:style-name="P17"><text:span text:style-name="T3">Effettua la Logistic Regression con Boundary Lineare e cross validation ed infin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LR BOUNDARY QUADRATICO</text:span></text:p>
          </draw:text-box>
        </draw:frame>
        <draw:custom-shape draw:name="Valerio Colitta, Daniele Cominu, Alessio Fiorenza" draw:style-name="gr25" draw:text-style-name="P5" draw:layer="layout" svg:width="10.44cm" svg:height="1.045cm" svg:x="25.435cm" svg:y="25.335cm">
          <text:p text:style-name="P22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19" draw:text-style-name="P19" draw:layer="layout" svg:width="34.148cm" svg:height="17.989cm" svg:x="1.1cm" svg:y="-1.2cm" presentation:class="subtitle" presentation:user-transformed="true">
          <draw:text-box>
            <text:p text:style-name="P23"><text:span text:style-name="T10">Per poter generare una curva di secondo grado abbiamo moltiplicato a due a due tutte le feature. Questo alto numero di parametri porta a tempi di calcolo elevati</text:span></text:p>
            <text:p text:style-name="P23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1T0">
        <office:forms form:automatic-focus="false" form:apply-design-mode="false"/>
        <draw:frame draw:name="QLogReg(X, Y,test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QLogReg(X, Y,testX)</text:span></text:p>
          </draw:text-box>
        </draw:frame>
        <draw:frame draw:name="Numero diapositiva" presentation:style-name="pr15" draw:text-style-name="P21" draw:layer="layout" svg:width="0.952cm" svg:height="0.987cm" svg:x="17.568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16" draw:text-style-name="P2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Logistic Regression con Boundary Quadratico e cross validation ed infine ritorna l’errore medio di tutte le partizioni (kFold = 5)." draw:style-name="gr16" draw:text-style-name="P2" draw:layer="layout" svg:width="28.556cm" svg:height="1.807cm" svg:x="3.784cm" svg:y="20.585cm">
          <text:p text:style-name="P17"><text:span text:style-name="T3">Effettua la Logistic Regression con Boundary Quadratico e cross validation ed infin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1T0">
        <office:forms form:automatic-focus="false" form:apply-design-mode="false"/>
        <draw:frame draw:name="LLogRegReg(X, Y,test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LLogRegReg(X, Y,testX)</text:span></text:p>
          </draw:text-box>
        </draw:frame>
        <draw:frame draw:name="Numero diapositiva" presentation:style-name="pr15" draw:text-style-name="P21" draw:layer="layout" svg:width="0.952cm" svg:height="0.987cm" svg:x="17.568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16" draw:text-style-name="P2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Logistic Regression con Boundary Lineare con regolarizzazione. Esegue una cross validation per determinare il miglior iper-parametro ed infine ritorna l’errore medio di tutte le partizioni (kFold = 5)." draw:style-name="gr16" draw:text-style-name="P2" draw:layer="layout" svg:width="28.556cm" svg:height="1.807cm" svg:x="3.784cm" svg:y="19.667cm">
          <text:p text:style-name="P17"><text:span text:style-name="T3">Effettua la Logistic Regression con Boundary Lineare con regolarizzazione. Esegue una cross validation per determinare il miglior iper-parametro ed infin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1T0">
        <office:forms form:automatic-focus="false" form:apply-design-mode="false"/>
        <draw:frame draw:name="QLogRegReg(X, Y,test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QLogRegReg(X, Y,testX)</text:span></text:p>
          </draw:text-box>
        </draw:frame>
        <draw:frame draw:name="Numero diapositiva" presentation:style-name="pr15" draw:text-style-name="P21" draw:layer="layout" svg:width="0.952cm" svg:height="0.987cm" svg:x="17.568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16" draw:text-style-name="P2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Logistic Regression con Boundary Quadratico con regolarizzazione. Esegue una cross validation per determinare il miglior iper-parametro ed infine ritorna l’errore medio di tutte le partizioni (kFold = 5)." draw:style-name="gr16" draw:text-style-name="P2" draw:layer="layout" svg:width="28.556cm" svg:height="1.807cm" svg:x="3.784cm" svg:y="19.667cm">
          <text:p text:style-name="P17"><text:span text:style-name="T3">Effettua la Logistic Regression con Boundary Quadratico con regolarizzazione. Esegue una cross validation per determinare il miglior iper-parametro ed infin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RISULTATI CLASSIFICATORI DISCRIMINATIVI</text:span></text:p>
          </draw:text-box>
        </draw:frame>
        <draw:custom-shape draw:name="Valerio Colitta, Daniele Cominu, Alessio Fiorenza" draw:style-name="gr26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0" draw:text-style-name="P19" draw:layer="layout" svg:width="34.148cm" svg:height="15.031cm" svg:x="0.988cm" svg:y="4.494cm" presentation:class="subtitle" presentation:user-transformed="true">
          <draw:text-box>
            <text:p text:style-name="P6"><text:span text:style-name="T10">In generale, tra tutti e quattro i modelli, i due con complessità minore (LB e LBR) hanno dato risultati migliori. In particolare la Logistic Regression con boundary lineare e regolarizzazione (LBR) totalizza gli errori più bassi tra tutti gli errori minimi e medi.</text:span></text:p>
            <text:p text:style-name="P6"><text:span text:style-name="T10"/></text:p>
            <text:p text:style-name="P6"><text:span text:style-name="T10">I modelli con parametri più elevati, e quindi più predisposti ad overfitting tendono a non generalizzare a fronte di nuovi dati di input.</text:span></text:p>
            <text:p text:style-name="P6"><text:span text:style-name="T10">Tuttavia, con la LR con Boundary Quadratico e Regolarizzazione, si riesce a limitare la variazione del polinomio, avendo così varianza minore e risultati miglior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BIAS E VARIANCE</text:span><text:span text:style-name="T7"><text:line-break/></text:span><text:span text:style-name="T7"/></text:p>
          </draw:text-box>
        </draw:frame>
        <draw:custom-shape draw:name="Valerio Colitta, Daniele Cominu, Alessio Fiorenza" draw:style-name="gr27" draw:text-style-name="P5" draw:layer="layout" svg:width="10.44cm" svg:height="1.045cm" svg:x="25.435cm" svg:y="25.335cm">
          <text:p text:style-name="P22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0" draw:text-style-name="P19" draw:layer="layout" svg:width="34.148cm" svg:height="15.031cm" svg:x="0.988cm" svg:y="4.791cm" presentation:class="subtitle" presentation:user-transformed="true">
          <draw:text-box>
            <text:p text:style-name="P6"><text:span text:style-name="T10">Le predizioni fatte per ogni modello ed esecuzione, sono stati inseriti nella matrice biasMatrix.</text:span></text:p>
            <text:p text:style-name="P19"><text:span text:style-name="T10">Una volta concluse le esecuzioni, siamo andati a calcolare il bias per ogni singolo campione x sfruttando i vari valori trovati.</text:span></text:p>
            <text:p text:style-name="P19"><text:span text:style-name="T10"/></text:p>
            <text:p text:style-name="P19"><text:span text:style-name="T10">Con i dati del Bias, abbiamo calcolato la varianza, controllando le effettive differenze tra i valori predetti per ogni campione.</text:span></text:p>
            <text:p text:style-name="P19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  <text:p text:style-name="P19"><text:span text:style-name="T10">Abbiamo fatto poi la media di ogni valore di Bias e Variance per ogni campione (e per ogni modello).</text:span></text:p>
          </draw:text-box>
        </draw:frame>
        <draw:frame draw:style-name="gr28" draw:text-style-name="P24" draw:layer="layout" svg:width="6.916cm" svg:height="0.935cm" svg:x="12.7cm" svg:y="11.2cm">
          <draw:image xlink:href="Pictures/10000201000000BE000000181ED0D314.png" xlink:type="simple" xlink:show="embed" xlink:actuate="onLoad">
            <text:p/>
          </draw:image>
        </draw:frame>
        <draw:frame draw:style-name="gr28" draw:text-style-name="P24" draw:layer="layout" svg:width="9.899cm" svg:height="1.166cm" svg:x="11.001cm" svg:y="15.634cm">
          <draw:image xlink:href="Pictures/10000201000001430000001DF21B53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RISULTATI</text:span></text:p>
          </draw:text-box>
        </draw:frame>
        <draw:custom-shape draw:name="Valerio Colitta, Daniele Cominu, Alessio Fiorenza" draw:style-name="gr29" draw:text-style-name="P5" draw:layer="layout" svg:width="10.44cm" svg:height="1.045cm" svg:x="25.435cm" svg:y="25.335cm">
          <text:p text:style-name="P22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0" draw:text-style-name="P19" draw:layer="layout" svg:width="34.148cm" svg:height="14.991cm" svg:x="0.988cm" svg:y="3.115cm" presentation:class="subtitle" presentation:user-transformed="true">
          <draw:text-box>
            <text:p text:style-name="P6"><text:span text:style-name="T10">Tutti i modelli presentano Bias ridotti, tuttavia la Variance risulta molto elevata nei modelli che presentano un numero rilevante di parametri.</text:span></text:p>
            <text:p text:style-name="P6"><text:span text:style-name="T10">Come per gli error rate, anche qui la Logistic Regression con boundary lineare e regolarizzazione vince su tutti. È quella che ha il rapporto bias variance più basso, e questo è indice di una buona generalizzazione del modello, e di una correttezza delle predizioni.</text:span></text:p>
            <text:p text:style-name="P6"><text:span text:style-name="T10"/></text:p>
            <text:p text:style-name="P6"><text:span text:style-name="T10">Reputiamo quest'ultimo modello il più adatto a questo datase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DIFFERENZE TRA CLASSIFICATORI</text:span></text:p>
          </draw:text-box>
        </draw:frame>
        <draw:custom-shape draw:name="Valerio Colitta, Daniele Cominu, Alessio Fiorenza" draw:style-name="gr30" draw:text-style-name="P5" draw:layer="layout" svg:width="10.44cm" svg:height="1.045cm" svg:x="25.435cm" svg:y="25.335cm">
          <text:p text:style-name="P22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0" draw:text-style-name="P19" draw:layer="layout" svg:width="34.148cm" svg:height="14.991cm" svg:x="0.988cm" svg:y="0.215cm" presentation:class="subtitle" presentation:user-transformed="true">
          <draw:text-box>
            <text:p text:style-name="P6"><text:span text:style-name="T10">Nonostante il modello discriminativo sia stato scelto come il più adatto, non ci sono state differenze sostanziali tra le due classi di classificatori. Sia i generativi che quelli discriminativi hanno performance simili se utilizzati sul nostro datase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bitmap" style:repeat="stretch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535353" style:text-outline="false" style:text-line-through-style="none" fo:font-family="'Gill Sans Light'" fo:font-size="38pt" fo:letter-spacing="normal" fo:font-style="normal" fo:text-shadow="none" style:text-underline-style="none" fo:font-weight="normal" style:letter-kerning="true" style:font-family-asian="'Gill Sans Light'" style:font-size-asian="38pt" style:font-style-asian="normal" style:font-weight-asian="normal" style:font-family-complex="'Gill Sans Light'" style:font-size-complex="38pt" style:font-style-complex="normal" style:font-weight-complex="normal" style:text-emphasize="none" style:font-relief="none" style:text-overline-style="none" style:text-overline-color="font-color" fo:hyphenate="false"/>
    </style:style>
    <style:style style:name="Predefinito-outline2" style:family="presentation" style:parent-style-name="Predefinito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535353" style:text-line-through-style="none" fo:font-family="'Gill Sans Light'" fo:font-size="38pt" fo:letter-spacing="normal" fo:font-style="normal" style:text-underline-style="none" fo:font-weight="normal" style:font-family-asian="'Gill Sans Light'" style:font-size-asian="38pt" style:font-style-asian="normal" style:font-weight-asian="normal" style:font-family-complex="'Gill Sans Light'" style:font-size-complex="38pt" style:font-style-complex="normal" style:font-weight-complex="normal" fo:hyphenate="false"/>
    </style:style>
    <style:style style:name="Predefinito-outline3" style:family="presentation" style:parent-style-name="Predefinito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535353" style:text-line-through-style="none" fo:font-family="'Gill Sans Light'" fo:font-size="38pt" fo:letter-spacing="normal" fo:font-style="normal" style:text-underline-style="none" fo:font-weight="normal" style:font-family-asian="'Gill Sans Light'" style:font-size-asian="38pt" style:font-style-asian="normal" style:font-weight-asian="normal" style:font-family-complex="'Gill Sans Light'" style:font-size-complex="38pt" style:font-style-complex="normal" style:font-weight-complex="normal" fo:hyphenate="false"/>
    </style:style>
    <style:style style:name="Predefinito-outline4" style:family="presentation" style:parent-style-name="Predefinito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535353" style:text-line-through-style="none" fo:font-family="'Gill Sans Light'" fo:font-size="38pt" fo:letter-spacing="normal" fo:font-style="normal" style:text-underline-style="none" fo:font-weight="normal" style:font-family-asian="'Gill Sans Light'" style:font-size-asian="38pt" style:font-style-asian="normal" style:font-weight-asian="normal" style:font-family-complex="'Gill Sans Light'" style:font-size-complex="38pt" style:font-style-complex="normal" style:font-weight-complex="normal" fo:hyphenate="false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color="#535353" style:text-outline="false" style:text-line-through-style="none" fo:font-family="'Gill Sans Light'" fo:font-size="36pt" fo:letter-spacing="normal" fo:font-style="normal" fo:text-shadow="none" style:text-underline-style="none" fo:font-weight="normal" style:letter-kerning="true" style:font-family-asian="'Gill Sans Light'" style:font-size-asian="36pt" style:font-style-asian="normal" style:font-weight-asian="normal" style:font-family-complex="'Gill Sans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title">
      <style:graphic-properties draw:stroke="none" svg:stroke-width="0.035cm" draw:stroke-linejoin="miter" draw:fill="none" draw:textarea-vertical-align="bottom" draw:auto-grow-height="false" fo:min-height="4.524cm" fo:padding-top="0.125cm" fo:padding-bottom="0.125cm" fo:padding-left="0.25cm" fo:padding-right="0.25cm" fo:wrap-option="wrap"/>
    </style:style>
    <style:style style:name="Mpr2" style:family="presentation" style:parent-style-name="Predefinito-outline1">
      <style:graphic-properties draw:stroke="none" svg:stroke-width="0.035cm" draw:stroke-linejoin="miter" draw:fill="none" draw:textarea-vertical-align="top" draw:auto-grow-height="false" fo:min-height="17.881cm" fo:padding-top="0.125cm" fo:padding-bottom="0.125cm" fo:padding-left="0.25cm" fo:padding-right="0.25cm" fo:wrap-option="wrap"/>
    </style:style>
    <style:style style:name="Mpr3" style:family="presentation" style:parent-style-name="Predefinito-backgroundobjects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style:font-size-asian="14pt" style:font-size-complex="14pt" fo:hyphenate="false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35353" style:text-line-through-style="none" fo:font-family="'Gill Sans Light'" fo:font-size="72pt" fo:letter-spacing="normal" fo:font-style="normal" style:text-underline-style="none" fo:font-weight="normal" style:font-family-asian="'Gill Sans Light'" style:font-size-asian="72pt" style:font-style-asian="normal" style:font-weight-asian="normal" style:font-family-complex="'Gill Sans Light'" style:font-size-complex="72pt" style:font-style-complex="normal" style:font-weight-complex="normal"/>
    </style:style>
    <style:style style:name="MT3" style:family="text">
      <style:text-properties fo:color="#535353" style:text-line-through-style="none" fo:font-family="'Gill Sans Light'" fo:font-size="38pt" fo:letter-spacing="normal" fo:font-style="normal" style:text-underline-style="none" fo:font-weight="normal" style:font-family-asian="'Gill Sans Light'" style:font-size-asian="38pt" style:font-style-asian="normal" style:font-weight-asian="normal" style:font-family-complex="'Gill Sans Light'" style:font-size-complex="38pt" style:font-style-complex="normal" style:font-weight-complex="normal"/>
    </style:style>
    <style:style style:name="MT4" style:family="text">
      <style:text-properties fo:color="#535353" style:text-line-through-style="none" fo:font-family="'Gill Sans Light'" fo:font-size="18pt" fo:letter-spacing="normal" fo:font-style="normal" style:text-underline-style="none" fo:font-weight="normal" style:font-family-asian="'Gill Sans Light'" style:font-size-asian="18pt" style:font-style-asian="normal" style:font-weight-asian="normal" style:font-family-complex="'Gill Sans Light'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draw:name="Titolo Testo" presentation:style-name="Mpr1" draw:text-style-name="MP4" draw:layer="backgroundobjects" svg:width="34.148cm" svg:height="8.995cm" svg:x="0.988cm" svg:y="5.68cm" presentation:class="title" presentation:user-transformed="true">
        <draw:text-box>
          <text:p text:style-name="MP3"><text:span text:style-name="MT2">Fate clic per modificare il formato del testo del titoloTitolo Testo</text:span></text:p>
        </draw:text-box>
      </draw:frame>
      <draw:frame draw:name="Corpo livello uno…" presentation:style-name="Mpr2" draw:text-style-name="MP4" draw:layer="backgroundobjects" svg:width="34.148cm" svg:height="3.597cm" svg:x="0.988cm" svg:y="14.64cm" presentation:class="outline" presentation:user-transformed="true">
        <draw:text-box>
          <text:list text:style-name="ML2">
            <text:list-item>
              <text:p><text:span text:style-name="MT3">Fate clic per modificare il formato del testo della struttura</text:span></text:p>
              <text:list>
                <text:list-item>
                  <text:p><text:span text:style-name="MT3">Secondo livello struttura</text:span></text:p>
                  <text:list>
                    <text:list-item>
                      <text:p><text:span text:style-name="MT3">Terzo livello struttura</text:span></text:p>
                      <text:list>
                        <text:list-item>
                          <text:p><text:span text:style-name="MT3">Quarto livello struttura</text:span></text:p>
                          <text:list>
                            <text:list-item>
                              <text:p><text:span text:style-name="MT3">Quinto livello struttura</text:span></text:p>
                              <text:list>
                                <text:list-item>
                                  <text:p><text:span text:style-name="MT3">Sesto livello struttura</text:span></text:p>
                                  <text:list>
                                    <text:list-item>
                                      <text:p><text:span text:style-name="MT3">Settimo livello struttura</text:span></text:p>
                                      <text:list>
                                        <text:list-item>
                                          <text:p><text:span text:style-name="MT3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ono livello strutturaCorpo livello uno</text:span></text:p>
          <text:p><text:span text:style-name="MT3">Corpo livello due</text:span></text:p>
          <text:p><text:span text:style-name="MT3">Corpo livello tre</text:span></text:p>
          <text:p><text:span text:style-name="MT3">Corpo livello quattro</text:span></text:p>
          <text:p><text:span text:style-name="MT3">Corpo livello cinque</text:span></text:p>
        </draw:text-box>
      </draw:frame>
      <draw:frame draw:name="Numero diapositiva" presentation:style-name="Mpr3" draw:text-style-name="MP7" draw:layer="backgroundobjects" svg:width="0.952cm" svg:height="0.987cm" svg:x="17.568cm" svg:y="25.753cm" presentation:class="page-number" presentation:user-transformed="true">
        <draw:text-box>
          <text:p text:style-name="MP6"><text:span text:style-name="MT4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6-02T11:29:26.99</dc:date>
    <dc:creator>Valerio Colitta</dc:creator>
    <meta:generator>OpenOffice/4.1.3$Win32 OpenOffice.org_project/413m1$Build-9783</meta:generator>
    <meta:editing-duration>PT2H56M5S</meta:editing-duration>
    <meta:editing-cycles>2</meta:editing-cycles>
    <meta:document-statistic meta:object-count="173"/>
  </office:meta>
</office:document-meta>
</file>